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>
      <style:paragraph-properties fo:text-align="center" style:justify-single-word="false"/>
      <style:text-properties officeooo:paragraph-rsid="00023c78"/>
    </style:style>
    <style:style style:name="T1" style:family="text">
      <style:text-properties officeooo:rsid="00023c78"/>
    </style:style>
    <style:style style:name="T2" style:family="text">
      <style:text-properties style:text-underline-style="solid" style:text-underline-width="auto" style:text-underline-color="font-color" officeooo:rsid="00023c7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Strong_20_Emphasis"><text:span text:style-name="T2">Ruby on Rails Quick Reference</text:span></text:span></text:p>
      <text:p text:style-name="Text_20_body"><text:span text:style-name="Strong_20_Emphasis"/></text:p>
      <text:p text:style-name="Text_20_body"><text:span text:style-name="Strong_20_Emphasis">Model:</text:span></text:p>
      <text:list text:style-name="L1">
        <text:list-item>
          <text:p text:style-name="P2">Represents the data and business logic of the application.</text:p>
        </text:list-item>
        <text:list-item>
          <text:p text:style-name="P2">Interacts with the database using Active Record.</text:p>
        </text:list-item>
        <text:list-item>
          <text:p text:style-name="P1">Created using <text:span text:style-name="Source_20_Text">rails generate model</text:span>.</text:p>
        </text:list-item>
      </text:list>
      <text:p text:style-name="Text_20_body"><text:span text:style-name="Strong_20_Emphasis">View:</text:span></text:p>
      <text:list text:style-name="L2">
        <text:list-item>
          <text:p text:style-name="P4">Presents data to the user.</text:p>
        </text:list-item>
        <text:list-item>
          <text:p text:style-name="P4">Written using HTML with embedded Ruby (ERB).</text:p>
        </text:list-item>
        <text:list-item>
          <text:p text:style-name="P3">Created using <text:span text:style-name="Source_20_Text">.html.erb</text:span> files in the <text:span text:style-name="Source_20_Text">app/views</text:span> directory.</text:p>
        </text:list-item>
      </text:list>
      <text:p text:style-name="Text_20_body"><text:span text:style-name="Strong_20_Emphasis">Controller:</text:span></text:p>
      <text:list text:style-name="L3">
        <text:list-item>
          <text:p text:style-name="P6">Controls the flow of the application.</text:p>
        </text:list-item>
        <text:list-item>
          <text:p text:style-name="P6">Interacts with models and views.</text:p>
        </text:list-item>
        <text:list-item>
          <text:p text:style-name="P5">Created using <text:span text:style-name="Source_20_Text">rails generate controller</text:span>.</text:p>
        </text:list-item>
      </text:list>
      <text:p text:style-name="Text_20_body"><text:span text:style-name="Strong_20_Emphasis">Routes:</text:span></text:p>
      <text:list text:style-name="L4">
        <text:list-item>
          <text:p text:style-name="P8">Maps URLs to controller actions.</text:p>
        </text:list-item>
        <text:list-item>
          <text:p text:style-name="P8">Defined in the <text:span text:style-name="Source_20_Text">config/routes.rb</text:span> file.</text:p>
        </text:list-item>
        <text:list-item>
          <text:p text:style-name="P7">Syntax: <text:span text:style-name="Source_20_Text">HTTP_method 'URL' =&gt; 'controller#action'</text:span>.</text:p>
        </text:list-item>
      </text:list>
      <text:p text:style-name="Text_20_body"><text:span text:style-name="Strong_20_Emphasis">Migrations:</text:span></text:p>
      <text:list text:style-name="L5">
        <text:list-item>
          <text:p text:style-name="P10">Manage database schema changes over time.</text:p>
        </text:list-item>
        <text:list-item>
          <text:p text:style-name="P10">Created using <text:span text:style-name="Source_20_Text">rails generate migration</text:span>.</text:p>
        </text:list-item>
        <text:list-item>
          <text:p text:style-name="P9">Migration files contain instructions to update the database schema.</text:p>
        </text:list-item>
      </text:list>
      <text:p text:style-name="Text_20_body"><text:span text:style-name="Strong_20_Emphasis">Associations:</text:span></text:p>
      <text:list text:style-name="L6">
        <text:list-item>
          <text:p text:style-name="P12">Define relationships between models.</text:p>
        </text:list-item>
        <text:list-item>
          <text:p text:style-name="P11">Types include <text:span text:style-name="Source_20_Text">belongs_to</text:span>, <text:span text:style-name="Source_20_Text">has_many</text:span>, <text:span text:style-name="Source_20_Text">has_one</text:span>, <text:span text:style-name="Source_20_Text">has_many :through</text:span>, <text:span text:style-name="Source_20_Text">has_and_belongs_to_many</text:span>.</text:p>
        </text:list-item>
      </text:list>
      <text:p text:style-name="Text_20_body"><text:span text:style-name="Strong_20_Emphasis">Validation:</text:span></text:p>
      <text:list text:style-name="L7">
        <text:list-item>
          <text:p text:style-name="P14">Ensure that data meets certain criteria before saving to the database.</text:p>
        </text:list-item>
        <text:list-item>
          <text:p text:style-name="P13">Defined using validation helpers like <text:span text:style-name="Source_20_Text">validates_presence_of</text:span>, <text:span text:style-name="Source_20_Text">validates_length_of</text:span>, <text:span text:style-name="Source_20_Text">validates_uniqueness_of</text:span>.</text:p>
        </text:list-item>
      </text:list>
      <text:p text:style-name="Text_20_body"><text:span text:style-name="Strong_20_Emphasis">Callbacks:</text:span></text:p>
      <text:list text:style-name="L8">
        <text:list-item>
          <text:p text:style-name="P16">Methods that are called at certain points in the life cycle of an object.</text:p>
        </text:list-item>
        <text:list-item>
          <text:p text:style-name="P15">Examples include <text:span text:style-name="Source_20_Text">before_save</text:span>, <text:span text:style-name="Source_20_Text">after_create</text:span>, <text:span text:style-name="Source_20_Text">before_validation</text:span>.</text:p>
        </text:list-item>
      </text:list>
      <text:p text:style-name="Text_20_body"><text:span text:style-name="Strong_20_Emphasis">Helpers:</text:span></text:p>
      <text:list text:style-name="L9">
        <text:list-item>
          <text:p text:style-name="P18"><text:soft-page-break/>Utility methods available in views and controllers.</text:p>
        </text:list-item>
        <text:list-item>
          <text:p text:style-name="P17">Can be built-in Rails helpers or custom helpers defined by developers.</text:p>
        </text:list-item>
      </text:list>
      <text:p text:style-name="Text_20_body"><text:span text:style-name="Strong_20_Emphasis">Assets:</text:span></text:p>
      <text:list text:style-name="L10">
        <text:list-item>
          <text:p text:style-name="P20">Manage static assets like JavaScript, CSS, and images.</text:p>
        </text:list-item>
        <text:list-item>
          <text:p text:style-name="P20">Stored in the <text:span text:style-name="Source_20_Text">app/assets</text:span> directory.</text:p>
        </text:list-item>
        <text:list-item>
          <text:p text:style-name="P19">Precompiled using the Asset Pipeline for production.</text:p>
        </text:list-item>
      </text:list>
      <text:p text:style-name="Text_20_body"><text:span text:style-name="Strong_20_Emphasis">Sessions and Cookies:</text:span></text:p>
      <text:list text:style-name="L11">
        <text:list-item>
          <text:p text:style-name="P22">Mechanisms for maintaining state between HTTP requests.</text:p>
        </text:list-item>
        <text:list-item>
          <text:p text:style-name="P22">Session data stored on the server, cookies stored on the client.</text:p>
        </text:list-item>
        <text:list-item>
          <text:p text:style-name="P21">Accessed using the <text:span text:style-name="Source_20_Text">session</text:span> and <text:span text:style-name="Source_20_Text">cookies</text:span> objects in controllers.</text:p>
        </text:list-item>
      </text:list>
      <text:p text:style-name="Text_20_body"><text:span text:style-name="Strong_20_Emphasis">Authentication and Authorization:</text:span></text:p>
      <text:list text:style-name="L12">
        <text:list-item>
          <text:p text:style-name="P24">Authentication verifies the identity of a user.</text:p>
        </text:list-item>
        <text:list-item>
          <text:p text:style-name="P24">Authorization determines what actions a user is allowed to perform.</text:p>
        </text:list-item>
        <text:list-item>
          <text:p text:style-name="P23">Gems like Devise and CanCanCan are commonly used for authentication and authorization.</text:p>
        </text:list-item>
      </text:list>
      <text:p text:style-name="Text_20_body"><text:span text:style-name="Strong_20_Emphasis">Testing:</text:span></text:p>
      <text:list text:style-name="L13">
        <text:list-item>
          <text:p text:style-name="P26">Built-in support for testing with tools like Minitest and RSpec.</text:p>
        </text:list-item>
        <text:list-item>
          <text:p text:style-name="P26">Test files located in the <text:span text:style-name="Source_20_Text">test</text:span> or <text:span text:style-name="Source_20_Text">spec</text:span> directories.</text:p>
        </text:list-item>
        <text:list-item>
          <text:p text:style-name="P25">Use assertions and matchers to verify expected behavior.</text:p>
        </text:list-item>
      </text:list>
      <text:p text:style-name="Text_20_body"><text:span text:style-name="Strong_20_Emphasis">Internationalization (I18n):</text:span></text:p>
      <text:list text:style-name="L14">
        <text:list-item>
          <text:p text:style-name="P28">Support for translating applications into multiple languages.</text:p>
        </text:list-item>
        <text:list-item>
          <text:p text:style-name="P28">Defined in YAML files located in the <text:span text:style-name="Source_20_Text">config/locales</text:span> directory.</text:p>
        </text:list-item>
        <text:list-item>
          <text:p text:style-name="P27">Accessed using the <text:span text:style-name="Source_20_Text">I18n.t</text:span> method in views and controllers.</text:p>
        </text:list-item>
      </text:list>
      <text:p text:style-name="Text_20_body"><text:span text:style-name="Strong_20_Emphasis">Background Jobs:</text:span></text:p>
      <text:list text:style-name="L15">
        <text:list-item>
          <text:p text:style-name="P30">Execute long-running tasks asynchronously.</text:p>
        </text:list-item>
        <text:list-item>
          <text:p text:style-name="P29">Gems like Sidekiq and Delayed Job commonly used for background job processing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8:08:39.682746178</meta:creation-date>
    <dc:date>2024-04-07T12:22:48.162015494</dc:date>
    <meta:editing-duration>PT57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2" meta:paragraph-count="56" meta:word-count="370" meta:character-count="2456" meta:non-whitespace-character-count="2182"/>
  </office:meta>
</office:document-meta>
</file>